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02mm"/>
    </style:style>
    <style:style style:name="co2" style:family="table-column">
      <style:table-column-properties fo:break-before="auto" style:column-width="15.33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60.25mm"/>
    </style:style>
    <style:style style:name="co6" style:family="table-column">
      <style:table-column-properties fo:break-before="auto" style:column-width="12.88mm"/>
    </style:style>
    <style:style style:name="co7" style:family="table-column">
      <style:table-column-properties fo:break-before="auto" style:column-width="9.8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0.23mm"/>
    </style:style>
    <style:style style:name="co10" style:family="table-column">
      <style:table-column-properties fo:break-before="auto" style:column-width="19.42mm"/>
    </style:style>
    <style:style style:name="co11" style:family="table-column">
      <style:table-column-properties fo:break-before="auto" style:column-width="23.2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BD Accr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measur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value_ghana</text:p>
          </table:table-cell>
          <table:table-cell office:value-type="string" calcext:value-type="string">
            <text:p>pop_ghana</text:p>
          </table:table-cell>
          <table:table-cell office:value-type="string" calcext:value-type="string">
            <text:p>pop_gama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min_age</text:p>
          </table:table-cell>
          <table:table-cell office:value-type="string" calcext:value-type="string">
            <text:p>max_age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All cause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24343.73164" calcext:value-type="float">
            <text:p>24343.73164</text:p>
          </table:table-cell>
          <table:table-cell office:value-type="float" office:value="6360535" calcext:value-type="float">
            <text:p>6360535</text:p>
          </table:table-cell>
          <table:table-cell office:value-type="float" office:value="1160760" calcext:value-type="float">
            <text:p>1160760</text:p>
          </table:table-cell>
          <table:table-cell office:value-type="float" office:value="0.182494159" calcext:value-type="float">
            <text:p>0.182494159</text:p>
          </table:table-cell>
          <table:table-cell office:value-type="float" office:value="4442.588826" calcext:value-type="float">
            <text:p>4442.588826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327.5694206" calcext:value-type="float">
            <text:p>327.5694206</text:p>
          </table:table-cell>
          <table:table-cell office:value-type="float" office:value="6360535" calcext:value-type="float">
            <text:p>6360535</text:p>
          </table:table-cell>
          <table:table-cell office:value-type="float" office:value="1160760" calcext:value-type="float">
            <text:p>1160760</text:p>
          </table:table-cell>
          <table:table-cell office:value-type="float" office:value="0.182494159" calcext:value-type="float">
            <text:p>0.182494159</text:p>
          </table:table-cell>
          <table:table-cell office:value-type="float" office:value="59.77950584" calcext:value-type="float">
            <text:p>59.77950584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Cardiovascular disease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2539.31918" calcext:value-type="float">
            <text:p>2539.31918</text:p>
          </table:table-cell>
          <table:table-cell office:value-type="float" office:value="6360535" calcext:value-type="float">
            <text:p>6360535</text:p>
          </table:table-cell>
          <table:table-cell office:value-type="float" office:value="1160760" calcext:value-type="float">
            <text:p>1160760</text:p>
          </table:table-cell>
          <table:table-cell office:value-type="float" office:value="0.182494159" calcext:value-type="float">
            <text:p>0.182494159</text:p>
          </table:table-cell>
          <table:table-cell office:value-type="float" office:value="463.4109175" calcext:value-type="float">
            <text:p>463.4109175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Chronic respiratory disease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270.4420753" calcext:value-type="float">
            <text:p>270.4420753</text:p>
          </table:table-cell>
          <table:table-cell office:value-type="float" office:value="6360535" calcext:value-type="float">
            <text:p>6360535</text:p>
          </table:table-cell>
          <table:table-cell office:value-type="float" office:value="1160760" calcext:value-type="float">
            <text:p>1160760</text:p>
          </table:table-cell>
          <table:table-cell office:value-type="float" office:value="0.182494159" calcext:value-type="float">
            <text:p>0.182494159</text:p>
          </table:table-cell>
          <table:table-cell office:value-type="float" office:value="49.35409902" calcext:value-type="float">
            <text:p>49.35409902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Colon and rectum cancer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53.65346137" calcext:value-type="float">
            <text:p>53.65346137</text:p>
          </table:table-cell>
          <table:table-cell office:value-type="float" office:value="6360535" calcext:value-type="float">
            <text:p>6360535</text:p>
          </table:table-cell>
          <table:table-cell office:value-type="float" office:value="1160760" calcext:value-type="float">
            <text:p>1160760</text:p>
          </table:table-cell>
          <table:table-cell office:value-type="float" office:value="0.182494159" calcext:value-type="float">
            <text:p>0.182494159</text:p>
          </table:table-cell>
          <table:table-cell office:value-type="float" office:value="9.791443296" calcext:value-type="float">
            <text:p>9.791443296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225.5656002" calcext:value-type="float">
            <text:p>225.5656002</text:p>
          </table:table-cell>
          <table:table-cell office:value-type="float" office:value="6360535" calcext:value-type="float">
            <text:p>6360535</text:p>
          </table:table-cell>
          <table:table-cell office:value-type="float" office:value="1160760" calcext:value-type="float">
            <text:p>1160760</text:p>
          </table:table-cell>
          <table:table-cell office:value-type="float" office:value="0.182494159" calcext:value-type="float">
            <text:p>0.182494159</text:p>
          </table:table-cell>
          <table:table-cell office:value-type="float" office:value="41.16440446" calcext:value-type="float">
            <text:p>41.16440446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Ischemic heart disease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771.9498565" calcext:value-type="float">
            <text:p>771.9498565</text:p>
          </table:table-cell>
          <table:table-cell office:value-type="float" office:value="6360535" calcext:value-type="float">
            <text:p>6360535</text:p>
          </table:table-cell>
          <table:table-cell office:value-type="float" office:value="1160760" calcext:value-type="float">
            <text:p>1160760</text:p>
          </table:table-cell>
          <table:table-cell office:value-type="float" office:value="0.182494159" calcext:value-type="float">
            <text:p>0.182494159</text:p>
          </table:table-cell>
          <table:table-cell office:value-type="float" office:value="140.8763397" calcext:value-type="float">
            <text:p>140.8763397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Neoplasm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1814.760157" calcext:value-type="float">
            <text:p>1814.760157</text:p>
          </table:table-cell>
          <table:table-cell office:value-type="float" office:value="6360535" calcext:value-type="float">
            <text:p>6360535</text:p>
          </table:table-cell>
          <table:table-cell office:value-type="float" office:value="1160760" calcext:value-type="float">
            <text:p>1160760</text:p>
          </table:table-cell>
          <table:table-cell office:value-type="float" office:value="0.182494159" calcext:value-type="float">
            <text:p>0.182494159</text:p>
          </table:table-cell>
          <table:table-cell office:value-type="float" office:value="331.1831282" calcext:value-type="float">
            <text:p>331.1831282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Road injurie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410.3362569" calcext:value-type="float">
            <text:p>410.3362569</text:p>
          </table:table-cell>
          <table:table-cell office:value-type="float" office:value="6360535" calcext:value-type="float">
            <text:p>6360535</text:p>
          </table:table-cell>
          <table:table-cell office:value-type="float" office:value="1160760" calcext:value-type="float">
            <text:p>1160760</text:p>
          </table:table-cell>
          <table:table-cell office:value-type="float" office:value="0.182494159" calcext:value-type="float">
            <text:p>0.182494159</text:p>
          </table:table-cell>
          <table:table-cell office:value-type="float" office:value="74.88397" calcext:value-type="float">
            <text:p>74.88397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1020.504389" calcext:value-type="float">
            <text:p>1020.504389</text:p>
          </table:table-cell>
          <table:table-cell office:value-type="float" office:value="6360535" calcext:value-type="float">
            <text:p>6360535</text:p>
          </table:table-cell>
          <table:table-cell office:value-type="float" office:value="1160760" calcext:value-type="float">
            <text:p>1160760</text:p>
          </table:table-cell>
          <table:table-cell office:value-type="float" office:value="0.182494159" calcext:value-type="float">
            <text:p>0.182494159</text:p>
          </table:table-cell>
          <table:table-cell office:value-type="float" office:value="186.23609" calcext:value-type="float">
            <text:p>186.2360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Tracheal, bronchus, and lung cancer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33.72502749" calcext:value-type="float">
            <text:p>33.72502749</text:p>
          </table:table-cell>
          <table:table-cell office:value-type="float" office:value="6360535" calcext:value-type="float">
            <text:p>6360535</text:p>
          </table:table-cell>
          <table:table-cell office:value-type="float" office:value="1160760" calcext:value-type="float">
            <text:p>1160760</text:p>
          </table:table-cell>
          <table:table-cell office:value-type="float" office:value="0.182494159" calcext:value-type="float">
            <text:p>0.182494159</text:p>
          </table:table-cell>
          <table:table-cell office:value-type="float" office:value="6.15462052" calcext:value-type="float">
            <text:p>6.15462052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All cause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1261269.755" calcext:value-type="float">
            <text:p>1261269.755</text:p>
          </table:table-cell>
          <table:table-cell office:value-type="float" office:value="6360535" calcext:value-type="float">
            <text:p>6360535</text:p>
          </table:table-cell>
          <table:table-cell office:value-type="float" office:value="1160760" calcext:value-type="float">
            <text:p>1160760</text:p>
          </table:table-cell>
          <table:table-cell office:value-type="float" office:value="0.182494159" calcext:value-type="float">
            <text:p>0.182494159</text:p>
          </table:table-cell>
          <table:table-cell office:value-type="float" office:value="230174.3629" calcext:value-type="float">
            <text:p>230174.362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15021.67216" calcext:value-type="float">
            <text:p>15021.67216</text:p>
          </table:table-cell>
          <table:table-cell office:value-type="float" office:value="6360535" calcext:value-type="float">
            <text:p>6360535</text:p>
          </table:table-cell>
          <table:table-cell office:value-type="float" office:value="1160760" calcext:value-type="float">
            <text:p>1160760</text:p>
          </table:table-cell>
          <table:table-cell office:value-type="float" office:value="0.182494159" calcext:value-type="float">
            <text:p>0.182494159</text:p>
          </table:table-cell>
          <table:table-cell office:value-type="float" office:value="2741.367424" calcext:value-type="float">
            <text:p>2741.367424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Cardiovascular disease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119883.5432" calcext:value-type="float">
            <text:p>119883.5432</text:p>
          </table:table-cell>
          <table:table-cell office:value-type="float" office:value="6360535" calcext:value-type="float">
            <text:p>6360535</text:p>
          </table:table-cell>
          <table:table-cell office:value-type="float" office:value="1160760" calcext:value-type="float">
            <text:p>1160760</text:p>
          </table:table-cell>
          <table:table-cell office:value-type="float" office:value="0.182494159" calcext:value-type="float">
            <text:p>0.182494159</text:p>
          </table:table-cell>
          <table:table-cell office:value-type="float" office:value="21878.04636" calcext:value-type="float">
            <text:p>21878.04636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Chronic respiratory disease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13512.81441" calcext:value-type="float">
            <text:p>13512.81441</text:p>
          </table:table-cell>
          <table:table-cell office:value-type="float" office:value="6360535" calcext:value-type="float">
            <text:p>6360535</text:p>
          </table:table-cell>
          <table:table-cell office:value-type="float" office:value="1160760" calcext:value-type="float">
            <text:p>1160760</text:p>
          </table:table-cell>
          <table:table-cell office:value-type="float" office:value="0.182494159" calcext:value-type="float">
            <text:p>0.182494159</text:p>
          </table:table-cell>
          <table:table-cell office:value-type="float" office:value="2466.009698" calcext:value-type="float">
            <text:p>2466.009698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Colon and rectum cancer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2454.957295" calcext:value-type="float">
            <text:p>2454.957295</text:p>
          </table:table-cell>
          <table:table-cell office:value-type="float" office:value="6360535" calcext:value-type="float">
            <text:p>6360535</text:p>
          </table:table-cell>
          <table:table-cell office:value-type="float" office:value="1160760" calcext:value-type="float">
            <text:p>1160760</text:p>
          </table:table-cell>
          <table:table-cell office:value-type="float" office:value="0.182494159" calcext:value-type="float">
            <text:p>0.182494159</text:p>
          </table:table-cell>
          <table:table-cell office:value-type="float" office:value="448.0153663" calcext:value-type="float">
            <text:p>448.0153663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10655.20587" calcext:value-type="float">
            <text:p>10655.20587</text:p>
          </table:table-cell>
          <table:table-cell office:value-type="float" office:value="6360535" calcext:value-type="float">
            <text:p>6360535</text:p>
          </table:table-cell>
          <table:table-cell office:value-type="float" office:value="1160760" calcext:value-type="float">
            <text:p>1160760</text:p>
          </table:table-cell>
          <table:table-cell office:value-type="float" office:value="0.182494159" calcext:value-type="float">
            <text:p>0.182494159</text:p>
          </table:table-cell>
          <table:table-cell office:value-type="float" office:value="1944.512832" calcext:value-type="float">
            <text:p>1944.512832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Ischemic heart disease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34986.45097" calcext:value-type="float">
            <text:p>34986.45097</text:p>
          </table:table-cell>
          <table:table-cell office:value-type="float" office:value="6360535" calcext:value-type="float">
            <text:p>6360535</text:p>
          </table:table-cell>
          <table:table-cell office:value-type="float" office:value="1160760" calcext:value-type="float">
            <text:p>1160760</text:p>
          </table:table-cell>
          <table:table-cell office:value-type="float" office:value="0.182494159" calcext:value-type="float">
            <text:p>0.182494159</text:p>
          </table:table-cell>
          <table:table-cell office:value-type="float" office:value="6384.822937" calcext:value-type="float">
            <text:p>6384.822937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Neoplasm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86388.53119" calcext:value-type="float">
            <text:p>86388.53119</text:p>
          </table:table-cell>
          <table:table-cell office:value-type="float" office:value="6360535" calcext:value-type="float">
            <text:p>6360535</text:p>
          </table:table-cell>
          <table:table-cell office:value-type="float" office:value="1160760" calcext:value-type="float">
            <text:p>1160760</text:p>
          </table:table-cell>
          <table:table-cell office:value-type="float" office:value="0.182494159" calcext:value-type="float">
            <text:p>0.182494159</text:p>
          </table:table-cell>
          <table:table-cell office:value-type="float" office:value="15765.40232" calcext:value-type="float">
            <text:p>15765.40232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Road injurie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22905.50273" calcext:value-type="float">
            <text:p>22905.50273</text:p>
          </table:table-cell>
          <table:table-cell office:value-type="float" office:value="6360535" calcext:value-type="float">
            <text:p>6360535</text:p>
          </table:table-cell>
          <table:table-cell office:value-type="float" office:value="1160760" calcext:value-type="float">
            <text:p>1160760</text:p>
          </table:table-cell>
          <table:table-cell office:value-type="float" office:value="0.182494159" calcext:value-type="float">
            <text:p>0.182494159</text:p>
          </table:table-cell>
          <table:table-cell office:value-type="float" office:value="4180.120451" calcext:value-type="float">
            <text:p>4180.120451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46998.07728" calcext:value-type="float">
            <text:p>46998.07728</text:p>
          </table:table-cell>
          <table:table-cell office:value-type="float" office:value="6360535" calcext:value-type="float">
            <text:p>6360535</text:p>
          </table:table-cell>
          <table:table-cell office:value-type="float" office:value="1160760" calcext:value-type="float">
            <text:p>1160760</text:p>
          </table:table-cell>
          <table:table-cell office:value-type="float" office:value="0.182494159" calcext:value-type="float">
            <text:p>0.182494159</text:p>
          </table:table-cell>
          <table:table-cell office:value-type="float" office:value="8576.874576" calcext:value-type="float">
            <text:p>8576.874576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Tracheal, bronchus, and lung cancer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1618.219229" calcext:value-type="float">
            <text:p>1618.219229</text:p>
          </table:table-cell>
          <table:table-cell office:value-type="float" office:value="6360535" calcext:value-type="float">
            <text:p>6360535</text:p>
          </table:table-cell>
          <table:table-cell office:value-type="float" office:value="1160760" calcext:value-type="float">
            <text:p>1160760</text:p>
          </table:table-cell>
          <table:table-cell office:value-type="float" office:value="0.182494159" calcext:value-type="float">
            <text:p>0.182494159</text:p>
          </table:table-cell>
          <table:table-cell office:value-type="float" office:value="295.3155569" calcext:value-type="float">
            <text:p>295.315556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All cause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20313.74774" calcext:value-type="float">
            <text:p>20313.74774</text:p>
          </table:table-cell>
          <table:table-cell office:value-type="float" office:value="1110037" calcext:value-type="float">
            <text:p>1110037</text:p>
          </table:table-cell>
          <table:table-cell office:value-type="float" office:value="183823" calcext:value-type="float">
            <text:p>183823</text:p>
          </table:table-cell>
          <table:table-cell office:value-type="float" office:value="0.165600654" calcext:value-type="float">
            <text:p>0.165600654</text:p>
          </table:table-cell>
          <table:table-cell office:value-type="float" office:value="3363.969907" calcext:value-type="float">
            <text:p>3363.969907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424.5987691" calcext:value-type="float">
            <text:p>424.5987691</text:p>
          </table:table-cell>
          <table:table-cell office:value-type="float" office:value="1110037" calcext:value-type="float">
            <text:p>1110037</text:p>
          </table:table-cell>
          <table:table-cell office:value-type="float" office:value="183823" calcext:value-type="float">
            <text:p>183823</text:p>
          </table:table-cell>
          <table:table-cell office:value-type="float" office:value="0.165600654" calcext:value-type="float">
            <text:p>0.165600654</text:p>
          </table:table-cell>
          <table:table-cell office:value-type="float" office:value="70.31383376" calcext:value-type="float">
            <text:p>70.31383376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Cardiovascular disease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7593.623275" calcext:value-type="float">
            <text:p>7593.623275</text:p>
          </table:table-cell>
          <table:table-cell office:value-type="float" office:value="1110037" calcext:value-type="float">
            <text:p>1110037</text:p>
          </table:table-cell>
          <table:table-cell office:value-type="float" office:value="183823" calcext:value-type="float">
            <text:p>183823</text:p>
          </table:table-cell>
          <table:table-cell office:value-type="float" office:value="0.165600654" calcext:value-type="float">
            <text:p>0.165600654</text:p>
          </table:table-cell>
          <table:table-cell office:value-type="float" office:value="1257.508979" calcext:value-type="float">
            <text:p>1257.508979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Chronic respiratory disease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642.2148221" calcext:value-type="float">
            <text:p>642.2148221</text:p>
          </table:table-cell>
          <table:table-cell office:value-type="float" office:value="1110037" calcext:value-type="float">
            <text:p>1110037</text:p>
          </table:table-cell>
          <table:table-cell office:value-type="float" office:value="183823" calcext:value-type="float">
            <text:p>183823</text:p>
          </table:table-cell>
          <table:table-cell office:value-type="float" office:value="0.165600654" calcext:value-type="float">
            <text:p>0.165600654</text:p>
          </table:table-cell>
          <table:table-cell office:value-type="float" office:value="106.3511944" calcext:value-type="float">
            <text:p>106.3511944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Colon and rectum cancer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129.5896309" calcext:value-type="float">
            <text:p>129.5896309</text:p>
          </table:table-cell>
          <table:table-cell office:value-type="float" office:value="1110037" calcext:value-type="float">
            <text:p>1110037</text:p>
          </table:table-cell>
          <table:table-cell office:value-type="float" office:value="183823" calcext:value-type="float">
            <text:p>183823</text:p>
          </table:table-cell>
          <table:table-cell office:value-type="float" office:value="0.165600654" calcext:value-type="float">
            <text:p>0.165600654</text:p>
          </table:table-cell>
          <table:table-cell office:value-type="float" office:value="21.4601276" calcext:value-type="float">
            <text:p>21.4601276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739.5966652" calcext:value-type="float">
            <text:p>739.5966652</text:p>
          </table:table-cell>
          <table:table-cell office:value-type="float" office:value="1110037" calcext:value-type="float">
            <text:p>1110037</text:p>
          </table:table-cell>
          <table:table-cell office:value-type="float" office:value="183823" calcext:value-type="float">
            <text:p>183823</text:p>
          </table:table-cell>
          <table:table-cell office:value-type="float" office:value="0.165600654" calcext:value-type="float">
            <text:p>0.165600654</text:p>
          </table:table-cell>
          <table:table-cell office:value-type="float" office:value="122.4776913" calcext:value-type="float">
            <text:p>122.4776913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Ischemic heart disease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2962.841258" calcext:value-type="float">
            <text:p>2962.841258</text:p>
          </table:table-cell>
          <table:table-cell office:value-type="float" office:value="1110037" calcext:value-type="float">
            <text:p>1110037</text:p>
          </table:table-cell>
          <table:table-cell office:value-type="float" office:value="183823" calcext:value-type="float">
            <text:p>183823</text:p>
          </table:table-cell>
          <table:table-cell office:value-type="float" office:value="0.165600654" calcext:value-type="float">
            <text:p>0.165600654</text:p>
          </table:table-cell>
          <table:table-cell office:value-type="float" office:value="490.6484494" calcext:value-type="float">
            <text:p>490.6484494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Neoplasm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2986.370732" calcext:value-type="float">
            <text:p>2986.370732</text:p>
          </table:table-cell>
          <table:table-cell office:value-type="float" office:value="1110037" calcext:value-type="float">
            <text:p>1110037</text:p>
          </table:table-cell>
          <table:table-cell office:value-type="float" office:value="183823" calcext:value-type="float">
            <text:p>183823</text:p>
          </table:table-cell>
          <table:table-cell office:value-type="float" office:value="0.165600654" calcext:value-type="float">
            <text:p>0.165600654</text:p>
          </table:table-cell>
          <table:table-cell office:value-type="float" office:value="494.5449457" calcext:value-type="float">
            <text:p>494.5449457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Road injurie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271.1715061" calcext:value-type="float">
            <text:p>271.1715061</text:p>
          </table:table-cell>
          <table:table-cell office:value-type="float" office:value="1110037" calcext:value-type="float">
            <text:p>1110037</text:p>
          </table:table-cell>
          <table:table-cell office:value-type="float" office:value="183823" calcext:value-type="float">
            <text:p>183823</text:p>
          </table:table-cell>
          <table:table-cell office:value-type="float" office:value="0.165600654" calcext:value-type="float">
            <text:p>0.165600654</text:p>
          </table:table-cell>
          <table:table-cell office:value-type="float" office:value="44.9061787" calcext:value-type="float">
            <text:p>44.9061787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3376.69441" calcext:value-type="float">
            <text:p>3376.69441</text:p>
          </table:table-cell>
          <table:table-cell office:value-type="float" office:value="1110037" calcext:value-type="float">
            <text:p>1110037</text:p>
          </table:table-cell>
          <table:table-cell office:value-type="float" office:value="183823" calcext:value-type="float">
            <text:p>183823</text:p>
          </table:table-cell>
          <table:table-cell office:value-type="float" office:value="0.165600654" calcext:value-type="float">
            <text:p>0.165600654</text:p>
          </table:table-cell>
          <table:table-cell office:value-type="float" office:value="559.1828019" calcext:value-type="float">
            <text:p>559.1828019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Tracheal, bronchus, and lung cancer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82.92825784" calcext:value-type="float">
            <text:p>82.92825784</text:p>
          </table:table-cell>
          <table:table-cell office:value-type="float" office:value="1110037" calcext:value-type="float">
            <text:p>1110037</text:p>
          </table:table-cell>
          <table:table-cell office:value-type="float" office:value="183823" calcext:value-type="float">
            <text:p>183823</text:p>
          </table:table-cell>
          <table:table-cell office:value-type="float" office:value="0.165600654" calcext:value-type="float">
            <text:p>0.165600654</text:p>
          </table:table-cell>
          <table:table-cell office:value-type="float" office:value="13.73297372" calcext:value-type="float">
            <text:p>13.73297372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All cause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562997.7339" calcext:value-type="float">
            <text:p>562997.7339</text:p>
          </table:table-cell>
          <table:table-cell office:value-type="float" office:value="1110037" calcext:value-type="float">
            <text:p>1110037</text:p>
          </table:table-cell>
          <table:table-cell office:value-type="float" office:value="183823" calcext:value-type="float">
            <text:p>183823</text:p>
          </table:table-cell>
          <table:table-cell office:value-type="float" office:value="0.165600654" calcext:value-type="float">
            <text:p>0.165600654</text:p>
          </table:table-cell>
          <table:table-cell office:value-type="float" office:value="93232.79281" calcext:value-type="float">
            <text:p>93232.79281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12220.38651" calcext:value-type="float">
            <text:p>12220.38651</text:p>
          </table:table-cell>
          <table:table-cell office:value-type="float" office:value="1110037" calcext:value-type="float">
            <text:p>1110037</text:p>
          </table:table-cell>
          <table:table-cell office:value-type="float" office:value="183823" calcext:value-type="float">
            <text:p>183823</text:p>
          </table:table-cell>
          <table:table-cell office:value-type="float" office:value="0.165600654" calcext:value-type="float">
            <text:p>0.165600654</text:p>
          </table:table-cell>
          <table:table-cell office:value-type="float" office:value="2023.703996" calcext:value-type="float">
            <text:p>2023.703996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Cardiovascular disease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205647.6352" calcext:value-type="float">
            <text:p>205647.6352</text:p>
          </table:table-cell>
          <table:table-cell office:value-type="float" office:value="1110037" calcext:value-type="float">
            <text:p>1110037</text:p>
          </table:table-cell>
          <table:table-cell office:value-type="float" office:value="183823" calcext:value-type="float">
            <text:p>183823</text:p>
          </table:table-cell>
          <table:table-cell office:value-type="float" office:value="0.165600654" calcext:value-type="float">
            <text:p>0.165600654</text:p>
          </table:table-cell>
          <table:table-cell office:value-type="float" office:value="34055.38284" calcext:value-type="float">
            <text:p>34055.38284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Chronic respiratory disease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17188.21183" calcext:value-type="float">
            <text:p>17188.21183</text:p>
          </table:table-cell>
          <table:table-cell office:value-type="float" office:value="1110037" calcext:value-type="float">
            <text:p>1110037</text:p>
          </table:table-cell>
          <table:table-cell office:value-type="float" office:value="183823" calcext:value-type="float">
            <text:p>183823</text:p>
          </table:table-cell>
          <table:table-cell office:value-type="float" office:value="0.165600654" calcext:value-type="float">
            <text:p>0.165600654</text:p>
          </table:table-cell>
          <table:table-cell office:value-type="float" office:value="2846.379116" calcext:value-type="float">
            <text:p>2846.379116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Colon and rectum cancer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3626.634274" calcext:value-type="float">
            <text:p>3626.634274</text:p>
          </table:table-cell>
          <table:table-cell office:value-type="float" office:value="1110037" calcext:value-type="float">
            <text:p>1110037</text:p>
          </table:table-cell>
          <table:table-cell office:value-type="float" office:value="183823" calcext:value-type="float">
            <text:p>183823</text:p>
          </table:table-cell>
          <table:table-cell office:value-type="float" office:value="0.165600654" calcext:value-type="float">
            <text:p>0.165600654</text:p>
          </table:table-cell>
          <table:table-cell office:value-type="float" office:value="600.5730068" calcext:value-type="float">
            <text:p>600.5730068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19724.86563" calcext:value-type="float">
            <text:p>19724.86563</text:p>
          </table:table-cell>
          <table:table-cell office:value-type="float" office:value="1110037" calcext:value-type="float">
            <text:p>1110037</text:p>
          </table:table-cell>
          <table:table-cell office:value-type="float" office:value="183823" calcext:value-type="float">
            <text:p>183823</text:p>
          </table:table-cell>
          <table:table-cell office:value-type="float" office:value="0.165600654" calcext:value-type="float">
            <text:p>0.165600654</text:p>
          </table:table-cell>
          <table:table-cell office:value-type="float" office:value="3266.450644" calcext:value-type="float">
            <text:p>3266.450644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Ischemic heart disease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79852.76646" calcext:value-type="float">
            <text:p>79852.76646</text:p>
          </table:table-cell>
          <table:table-cell office:value-type="float" office:value="1110037" calcext:value-type="float">
            <text:p>1110037</text:p>
          </table:table-cell>
          <table:table-cell office:value-type="float" office:value="183823" calcext:value-type="float">
            <text:p>183823</text:p>
          </table:table-cell>
          <table:table-cell office:value-type="float" office:value="0.165600654" calcext:value-type="float">
            <text:p>0.165600654</text:p>
          </table:table-cell>
          <table:table-cell office:value-type="float" office:value="13223.67033" calcext:value-type="float">
            <text:p>13223.67033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Neoplasm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83646.15563" calcext:value-type="float">
            <text:p>83646.15563</text:p>
          </table:table-cell>
          <table:table-cell office:value-type="float" office:value="1110037" calcext:value-type="float">
            <text:p>1110037</text:p>
          </table:table-cell>
          <table:table-cell office:value-type="float" office:value="183823" calcext:value-type="float">
            <text:p>183823</text:p>
          </table:table-cell>
          <table:table-cell office:value-type="float" office:value="0.165600654" calcext:value-type="float">
            <text:p>0.165600654</text:p>
          </table:table-cell>
          <table:table-cell office:value-type="float" office:value="13851.85806" calcext:value-type="float">
            <text:p>13851.85806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Road injurie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7607.698182" calcext:value-type="float">
            <text:p>7607.698182</text:p>
          </table:table-cell>
          <table:table-cell office:value-type="float" office:value="1110037" calcext:value-type="float">
            <text:p>1110037</text:p>
          </table:table-cell>
          <table:table-cell office:value-type="float" office:value="183823" calcext:value-type="float">
            <text:p>183823</text:p>
          </table:table-cell>
          <table:table-cell office:value-type="float" office:value="0.165600654" calcext:value-type="float">
            <text:p>0.165600654</text:p>
          </table:table-cell>
          <table:table-cell office:value-type="float" office:value="1259.839793" calcext:value-type="float">
            <text:p>1259.839793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91636.42418" calcext:value-type="float">
            <text:p>91636.42418</text:p>
          </table:table-cell>
          <table:table-cell office:value-type="float" office:value="1110037" calcext:value-type="float">
            <text:p>1110037</text:p>
          </table:table-cell>
          <table:table-cell office:value-type="float" office:value="183823" calcext:value-type="float">
            <text:p>183823</text:p>
          </table:table-cell>
          <table:table-cell office:value-type="float" office:value="0.165600654" calcext:value-type="float">
            <text:p>0.165600654</text:p>
          </table:table-cell>
          <table:table-cell office:value-type="float" office:value="15175.05175" calcext:value-type="float">
            <text:p>15175.05175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Tracheal, bronchus, and lung cancer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2279.366686" calcext:value-type="float">
            <text:p>2279.366686</text:p>
          </table:table-cell>
          <table:table-cell office:value-type="float" office:value="1110037" calcext:value-type="float">
            <text:p>1110037</text:p>
          </table:table-cell>
          <table:table-cell office:value-type="float" office:value="183823" calcext:value-type="float">
            <text:p>183823</text:p>
          </table:table-cell>
          <table:table-cell office:value-type="float" office:value="0.165600654" calcext:value-type="float">
            <text:p>0.165600654</text:p>
          </table:table-cell>
          <table:table-cell office:value-type="float" office:value="377.4646134" calcext:value-type="float">
            <text:p>377.4646134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All cause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26807.52659" calcext:value-type="float">
            <text:p>26807.52659</text:p>
          </table:table-cell>
          <table:table-cell office:value-type="float" office:value="5847716" calcext:value-type="float">
            <text:p>5847716</text:p>
          </table:table-cell>
          <table:table-cell office:value-type="float" office:value="1070324" calcext:value-type="float">
            <text:p>1070324</text:p>
          </table:table-cell>
          <table:table-cell office:value-type="float" office:value="0.18303291" calcext:value-type="float">
            <text:p>0.18303291</text:p>
          </table:table-cell>
          <table:table-cell office:value-type="float" office:value="4906.659606" calcext:value-type="float">
            <text:p>4906.659606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1.882513489" calcext:value-type="float">
            <text:p>1.882513489</text:p>
          </table:table-cell>
          <table:table-cell office:value-type="float" office:value="5847716" calcext:value-type="float">
            <text:p>5847716</text:p>
          </table:table-cell>
          <table:table-cell office:value-type="float" office:value="1070324" calcext:value-type="float">
            <text:p>1070324</text:p>
          </table:table-cell>
          <table:table-cell office:value-type="float" office:value="0.18303291" calcext:value-type="float">
            <text:p>0.18303291</text:p>
          </table:table-cell>
          <table:table-cell office:value-type="float" office:value="0.344561922" calcext:value-type="float">
            <text:p>0.344561922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Cardiovascular disease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1988.456034" calcext:value-type="float">
            <text:p>1988.456034</text:p>
          </table:table-cell>
          <table:table-cell office:value-type="float" office:value="5847716" calcext:value-type="float">
            <text:p>5847716</text:p>
          </table:table-cell>
          <table:table-cell office:value-type="float" office:value="1070324" calcext:value-type="float">
            <text:p>1070324</text:p>
          </table:table-cell>
          <table:table-cell office:value-type="float" office:value="0.18303291" calcext:value-type="float">
            <text:p>0.18303291</text:p>
          </table:table-cell>
          <table:table-cell office:value-type="float" office:value="363.9528946" calcext:value-type="float">
            <text:p>363.9528946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Chronic respiratory disease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422.6983636" calcext:value-type="float">
            <text:p>422.6983636</text:p>
          </table:table-cell>
          <table:table-cell office:value-type="float" office:value="5847716" calcext:value-type="float">
            <text:p>5847716</text:p>
          </table:table-cell>
          <table:table-cell office:value-type="float" office:value="1070324" calcext:value-type="float">
            <text:p>1070324</text:p>
          </table:table-cell>
          <table:table-cell office:value-type="float" office:value="0.18303291" calcext:value-type="float">
            <text:p>0.18303291</text:p>
          </table:table-cell>
          <table:table-cell office:value-type="float" office:value="77.3677116" calcext:value-type="float">
            <text:p>77.3677116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Colon and rectum cancer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71.40764608" calcext:value-type="float">
            <text:p>71.40764608</text:p>
          </table:table-cell>
          <table:table-cell office:value-type="float" office:value="5847716" calcext:value-type="float">
            <text:p>5847716</text:p>
          </table:table-cell>
          <table:table-cell office:value-type="float" office:value="1070324" calcext:value-type="float">
            <text:p>1070324</text:p>
          </table:table-cell>
          <table:table-cell office:value-type="float" office:value="0.18303291" calcext:value-type="float">
            <text:p>0.18303291</text:p>
          </table:table-cell>
          <table:table-cell office:value-type="float" office:value="13.06994927" calcext:value-type="float">
            <text:p>13.06994927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302.8505648" calcext:value-type="float">
            <text:p>302.8505648</text:p>
          </table:table-cell>
          <table:table-cell office:value-type="float" office:value="5847716" calcext:value-type="float">
            <text:p>5847716</text:p>
          </table:table-cell>
          <table:table-cell office:value-type="float" office:value="1070324" calcext:value-type="float">
            <text:p>1070324</text:p>
          </table:table-cell>
          <table:table-cell office:value-type="float" office:value="0.18303291" calcext:value-type="float">
            <text:p>0.18303291</text:p>
          </table:table-cell>
          <table:table-cell office:value-type="float" office:value="55.43162022" calcext:value-type="float">
            <text:p>55.43162022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Ischemic heart disease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777.48402" calcext:value-type="float">
            <text:p>777.48402</text:p>
          </table:table-cell>
          <table:table-cell office:value-type="float" office:value="5847716" calcext:value-type="float">
            <text:p>5847716</text:p>
          </table:table-cell>
          <table:table-cell office:value-type="float" office:value="1070324" calcext:value-type="float">
            <text:p>1070324</text:p>
          </table:table-cell>
          <table:table-cell office:value-type="float" office:value="0.18303291" calcext:value-type="float">
            <text:p>0.18303291</text:p>
          </table:table-cell>
          <table:table-cell office:value-type="float" office:value="142.3051628" calcext:value-type="float">
            <text:p>142.3051628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Neoplasm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1392.639853" calcext:value-type="float">
            <text:p>1392.639853</text:p>
          </table:table-cell>
          <table:table-cell office:value-type="float" office:value="5847716" calcext:value-type="float">
            <text:p>5847716</text:p>
          </table:table-cell>
          <table:table-cell office:value-type="float" office:value="1070324" calcext:value-type="float">
            <text:p>1070324</text:p>
          </table:table-cell>
          <table:table-cell office:value-type="float" office:value="0.18303291" calcext:value-type="float">
            <text:p>0.18303291</text:p>
          </table:table-cell>
          <table:table-cell office:value-type="float" office:value="254.8989251" calcext:value-type="float">
            <text:p>254.8989251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Road injurie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1247.73883" calcext:value-type="float">
            <text:p>1247.73883</text:p>
          </table:table-cell>
          <table:table-cell office:value-type="float" office:value="5847716" calcext:value-type="float">
            <text:p>5847716</text:p>
          </table:table-cell>
          <table:table-cell office:value-type="float" office:value="1070324" calcext:value-type="float">
            <text:p>1070324</text:p>
          </table:table-cell>
          <table:table-cell office:value-type="float" office:value="0.18303291" calcext:value-type="float">
            <text:p>0.18303291</text:p>
          </table:table-cell>
          <table:table-cell office:value-type="float" office:value="228.3772692" calcext:value-type="float">
            <text:p>228.3772692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755.5130541" calcext:value-type="float">
            <text:p>755.5130541</text:p>
          </table:table-cell>
          <table:table-cell office:value-type="float" office:value="5847716" calcext:value-type="float">
            <text:p>5847716</text:p>
          </table:table-cell>
          <table:table-cell office:value-type="float" office:value="1070324" calcext:value-type="float">
            <text:p>1070324</text:p>
          </table:table-cell>
          <table:table-cell office:value-type="float" office:value="0.18303291" calcext:value-type="float">
            <text:p>0.18303291</text:p>
          </table:table-cell>
          <table:table-cell office:value-type="float" office:value="138.2837529" calcext:value-type="float">
            <text:p>138.283752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Tracheal, bronchus, and lung cancer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47.26735974" calcext:value-type="float">
            <text:p>47.26735974</text:p>
          </table:table-cell>
          <table:table-cell office:value-type="float" office:value="5847716" calcext:value-type="float">
            <text:p>5847716</text:p>
          </table:table-cell>
          <table:table-cell office:value-type="float" office:value="1070324" calcext:value-type="float">
            <text:p>1070324</text:p>
          </table:table-cell>
          <table:table-cell office:value-type="float" office:value="0.18303291" calcext:value-type="float">
            <text:p>0.18303291</text:p>
          </table:table-cell>
          <table:table-cell office:value-type="float" office:value="8.651482408" calcext:value-type="float">
            <text:p>8.651482408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All cause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1399332.532" calcext:value-type="float">
            <text:p>1399332.532</text:p>
          </table:table-cell>
          <table:table-cell office:value-type="float" office:value="5847716" calcext:value-type="float">
            <text:p>5847716</text:p>
          </table:table-cell>
          <table:table-cell office:value-type="float" office:value="1070324" calcext:value-type="float">
            <text:p>1070324</text:p>
          </table:table-cell>
          <table:table-cell office:value-type="float" office:value="0.18303291" calcext:value-type="float">
            <text:p>0.18303291</text:p>
          </table:table-cell>
          <table:table-cell office:value-type="float" office:value="256123.9056" calcext:value-type="float">
            <text:p>256123.9056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92.91421507" calcext:value-type="float">
            <text:p>92.91421507</text:p>
          </table:table-cell>
          <table:table-cell office:value-type="float" office:value="5847716" calcext:value-type="float">
            <text:p>5847716</text:p>
          </table:table-cell>
          <table:table-cell office:value-type="float" office:value="1070324" calcext:value-type="float">
            <text:p>1070324</text:p>
          </table:table-cell>
          <table:table-cell office:value-type="float" office:value="0.18303291" calcext:value-type="float">
            <text:p>0.18303291</text:p>
          </table:table-cell>
          <table:table-cell office:value-type="float" office:value="17.00635918" calcext:value-type="float">
            <text:p>17.00635918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Cardiovascular disease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96711.38686" calcext:value-type="float">
            <text:p>96711.38686</text:p>
          </table:table-cell>
          <table:table-cell office:value-type="float" office:value="5847716" calcext:value-type="float">
            <text:p>5847716</text:p>
          </table:table-cell>
          <table:table-cell office:value-type="float" office:value="1070324" calcext:value-type="float">
            <text:p>1070324</text:p>
          </table:table-cell>
          <table:table-cell office:value-type="float" office:value="0.18303291" calcext:value-type="float">
            <text:p>0.18303291</text:p>
          </table:table-cell>
          <table:table-cell office:value-type="float" office:value="17701.36658" calcext:value-type="float">
            <text:p>17701.36658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Chronic respiratory disease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21782.99812" calcext:value-type="float">
            <text:p>21782.99812</text:p>
          </table:table-cell>
          <table:table-cell office:value-type="float" office:value="5847716" calcext:value-type="float">
            <text:p>5847716</text:p>
          </table:table-cell>
          <table:table-cell office:value-type="float" office:value="1070324" calcext:value-type="float">
            <text:p>1070324</text:p>
          </table:table-cell>
          <table:table-cell office:value-type="float" office:value="0.18303291" calcext:value-type="float">
            <text:p>0.18303291</text:p>
          </table:table-cell>
          <table:table-cell office:value-type="float" office:value="3987.005538" calcext:value-type="float">
            <text:p>3987.005538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Colon and rectum cancer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3553.729048" calcext:value-type="float">
            <text:p>3553.729048</text:p>
          </table:table-cell>
          <table:table-cell office:value-type="float" office:value="5847716" calcext:value-type="float">
            <text:p>5847716</text:p>
          </table:table-cell>
          <table:table-cell office:value-type="float" office:value="1070324" calcext:value-type="float">
            <text:p>1070324</text:p>
          </table:table-cell>
          <table:table-cell office:value-type="float" office:value="0.18303291" calcext:value-type="float">
            <text:p>0.18303291</text:p>
          </table:table-cell>
          <table:table-cell office:value-type="float" office:value="650.4493695" calcext:value-type="float">
            <text:p>650.4493695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14271.5305" calcext:value-type="float">
            <text:p>14271.5305</text:p>
          </table:table-cell>
          <table:table-cell office:value-type="float" office:value="5847716" calcext:value-type="float">
            <text:p>5847716</text:p>
          </table:table-cell>
          <table:table-cell office:value-type="float" office:value="1070324" calcext:value-type="float">
            <text:p>1070324</text:p>
          </table:table-cell>
          <table:table-cell office:value-type="float" office:value="0.18303291" calcext:value-type="float">
            <text:p>0.18303291</text:p>
          </table:table-cell>
          <table:table-cell office:value-type="float" office:value="2612.15976" calcext:value-type="float">
            <text:p>2612.15976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Ischemic heart disease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35955.05942" calcext:value-type="float">
            <text:p>35955.05942</text:p>
          </table:table-cell>
          <table:table-cell office:value-type="float" office:value="5847716" calcext:value-type="float">
            <text:p>5847716</text:p>
          </table:table-cell>
          <table:table-cell office:value-type="float" office:value="1070324" calcext:value-type="float">
            <text:p>1070324</text:p>
          </table:table-cell>
          <table:table-cell office:value-type="float" office:value="0.18303291" calcext:value-type="float">
            <text:p>0.18303291</text:p>
          </table:table-cell>
          <table:table-cell office:value-type="float" office:value="6580.95916" calcext:value-type="float">
            <text:p>6580.95916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Neoplasm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72182.94456" calcext:value-type="float">
            <text:p>72182.94456</text:p>
          </table:table-cell>
          <table:table-cell office:value-type="float" office:value="5847716" calcext:value-type="float">
            <text:p>5847716</text:p>
          </table:table-cell>
          <table:table-cell office:value-type="float" office:value="1070324" calcext:value-type="float">
            <text:p>1070324</text:p>
          </table:table-cell>
          <table:table-cell office:value-type="float" office:value="0.18303291" calcext:value-type="float">
            <text:p>0.18303291</text:p>
          </table:table-cell>
          <table:table-cell office:value-type="float" office:value="13211.85441" calcext:value-type="float">
            <text:p>13211.85441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Road injurie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70406.70945" calcext:value-type="float">
            <text:p>70406.70945</text:p>
          </table:table-cell>
          <table:table-cell office:value-type="float" office:value="5847716" calcext:value-type="float">
            <text:p>5847716</text:p>
          </table:table-cell>
          <table:table-cell office:value-type="float" office:value="1070324" calcext:value-type="float">
            <text:p>1070324</text:p>
          </table:table-cell>
          <table:table-cell office:value-type="float" office:value="0.18303291" calcext:value-type="float">
            <text:p>0.18303291</text:p>
          </table:table-cell>
          <table:table-cell office:value-type="float" office:value="12886.74492" calcext:value-type="float">
            <text:p>12886.74492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36472.65235" calcext:value-type="float">
            <text:p>36472.65235</text:p>
          </table:table-cell>
          <table:table-cell office:value-type="float" office:value="5847716" calcext:value-type="float">
            <text:p>5847716</text:p>
          </table:table-cell>
          <table:table-cell office:value-type="float" office:value="1070324" calcext:value-type="float">
            <text:p>1070324</text:p>
          </table:table-cell>
          <table:table-cell office:value-type="float" office:value="0.18303291" calcext:value-type="float">
            <text:p>0.18303291</text:p>
          </table:table-cell>
          <table:table-cell office:value-type="float" office:value="6675.6957" calcext:value-type="float">
            <text:p>6675.6957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Tracheal, bronchus, and lung cancer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2169.835312" calcext:value-type="float">
            <text:p>2169.835312</text:p>
          </table:table-cell>
          <table:table-cell office:value-type="float" office:value="5847716" calcext:value-type="float">
            <text:p>5847716</text:p>
          </table:table-cell>
          <table:table-cell office:value-type="float" office:value="1070324" calcext:value-type="float">
            <text:p>1070324</text:p>
          </table:table-cell>
          <table:table-cell office:value-type="float" office:value="0.18303291" calcext:value-type="float">
            <text:p>0.18303291</text:p>
          </table:table-cell>
          <table:table-cell office:value-type="float" office:value="397.1512717" calcext:value-type="float">
            <text:p>397.1512717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All cause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21430.62934" calcext:value-type="float">
            <text:p>21430.62934</text:p>
          </table:table-cell>
          <table:table-cell office:value-type="float" office:value="1016476" calcext:value-type="float">
            <text:p>1016476</text:p>
          </table:table-cell>
          <table:table-cell office:value-type="float" office:value="162380" calcext:value-type="float">
            <text:p>162380</text:p>
          </table:table-cell>
          <table:table-cell office:value-type="float" office:value="0.159747634" calcext:value-type="float">
            <text:p>0.159747634</text:p>
          </table:table-cell>
          <table:table-cell office:value-type="float" office:value="3423.492328" calcext:value-type="float">
            <text:p>3423.492328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4.873413536" calcext:value-type="float">
            <text:p>4.873413536</text:p>
          </table:table-cell>
          <table:table-cell office:value-type="float" office:value="1016476" calcext:value-type="float">
            <text:p>1016476</text:p>
          </table:table-cell>
          <table:table-cell office:value-type="float" office:value="162380" calcext:value-type="float">
            <text:p>162380</text:p>
          </table:table-cell>
          <table:table-cell office:value-type="float" office:value="0.159747634" calcext:value-type="float">
            <text:p>0.159747634</text:p>
          </table:table-cell>
          <table:table-cell office:value-type="float" office:value="0.778516281" calcext:value-type="float">
            <text:p>0.778516281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Cardiovascular disease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4106.82936" calcext:value-type="float">
            <text:p>4106.82936</text:p>
          </table:table-cell>
          <table:table-cell office:value-type="float" office:value="1016476" calcext:value-type="float">
            <text:p>1016476</text:p>
          </table:table-cell>
          <table:table-cell office:value-type="float" office:value="162380" calcext:value-type="float">
            <text:p>162380</text:p>
          </table:table-cell>
          <table:table-cell office:value-type="float" office:value="0.159747634" calcext:value-type="float">
            <text:p>0.159747634</text:p>
          </table:table-cell>
          <table:table-cell office:value-type="float" office:value="656.0562727" calcext:value-type="float">
            <text:p>656.0562727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Chronic respiratory disease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630.619454" calcext:value-type="float">
            <text:p>630.619454</text:p>
          </table:table-cell>
          <table:table-cell office:value-type="float" office:value="1016476" calcext:value-type="float">
            <text:p>1016476</text:p>
          </table:table-cell>
          <table:table-cell office:value-type="float" office:value="162380" calcext:value-type="float">
            <text:p>162380</text:p>
          </table:table-cell>
          <table:table-cell office:value-type="float" office:value="0.159747634" calcext:value-type="float">
            <text:p>0.159747634</text:p>
          </table:table-cell>
          <table:table-cell office:value-type="float" office:value="100.7399656" calcext:value-type="float">
            <text:p>100.7399656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Colon and rectum cancer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143.9969658" calcext:value-type="float">
            <text:p>143.9969658</text:p>
          </table:table-cell>
          <table:table-cell office:value-type="float" office:value="1016476" calcext:value-type="float">
            <text:p>1016476</text:p>
          </table:table-cell>
          <table:table-cell office:value-type="float" office:value="162380" calcext:value-type="float">
            <text:p>162380</text:p>
          </table:table-cell>
          <table:table-cell office:value-type="float" office:value="0.159747634" calcext:value-type="float">
            <text:p>0.159747634</text:p>
          </table:table-cell>
          <table:table-cell office:value-type="float" office:value="23.00317456" calcext:value-type="float">
            <text:p>23.00317456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1091.413684" calcext:value-type="float">
            <text:p>1091.413684</text:p>
          </table:table-cell>
          <table:table-cell office:value-type="float" office:value="1016476" calcext:value-type="float">
            <text:p>1016476</text:p>
          </table:table-cell>
          <table:table-cell office:value-type="float" office:value="162380" calcext:value-type="float">
            <text:p>162380</text:p>
          </table:table-cell>
          <table:table-cell office:value-type="float" office:value="0.159747634" calcext:value-type="float">
            <text:p>0.159747634</text:p>
          </table:table-cell>
          <table:table-cell office:value-type="float" office:value="174.3507535" calcext:value-type="float">
            <text:p>174.3507535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Ischemic heart disease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2054.148571" calcext:value-type="float">
            <text:p>2054.148571</text:p>
          </table:table-cell>
          <table:table-cell office:value-type="float" office:value="1016476" calcext:value-type="float">
            <text:p>1016476</text:p>
          </table:table-cell>
          <table:table-cell office:value-type="float" office:value="162380" calcext:value-type="float">
            <text:p>162380</text:p>
          </table:table-cell>
          <table:table-cell office:value-type="float" office:value="0.159747634" calcext:value-type="float">
            <text:p>0.159747634</text:p>
          </table:table-cell>
          <table:table-cell office:value-type="float" office:value="328.1453737" calcext:value-type="float">
            <text:p>328.1453737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Neoplasm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2300.938789" calcext:value-type="float">
            <text:p>2300.938789</text:p>
          </table:table-cell>
          <table:table-cell office:value-type="float" office:value="1016476" calcext:value-type="float">
            <text:p>1016476</text:p>
          </table:table-cell>
          <table:table-cell office:value-type="float" office:value="162380" calcext:value-type="float">
            <text:p>162380</text:p>
          </table:table-cell>
          <table:table-cell office:value-type="float" office:value="0.159747634" calcext:value-type="float">
            <text:p>0.159747634</text:p>
          </table:table-cell>
          <table:table-cell office:value-type="float" office:value="367.569527" calcext:value-type="float">
            <text:p>367.569527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Road injurie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471.302737" calcext:value-type="float">
            <text:p>471.302737</text:p>
          </table:table-cell>
          <table:table-cell office:value-type="float" office:value="1016476" calcext:value-type="float">
            <text:p>1016476</text:p>
          </table:table-cell>
          <table:table-cell office:value-type="float" office:value="162380" calcext:value-type="float">
            <text:p>162380</text:p>
          </table:table-cell>
          <table:table-cell office:value-type="float" office:value="0.159747634" calcext:value-type="float">
            <text:p>0.159747634</text:p>
          </table:table-cell>
          <table:table-cell office:value-type="float" office:value="75.28949704" calcext:value-type="float">
            <text:p>75.28949704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1583.317636" calcext:value-type="float">
            <text:p>1583.317636</text:p>
          </table:table-cell>
          <table:table-cell office:value-type="float" office:value="1016476" calcext:value-type="float">
            <text:p>1016476</text:p>
          </table:table-cell>
          <table:table-cell office:value-type="float" office:value="162380" calcext:value-type="float">
            <text:p>162380</text:p>
          </table:table-cell>
          <table:table-cell office:value-type="float" office:value="0.159747634" calcext:value-type="float">
            <text:p>0.159747634</text:p>
          </table:table-cell>
          <table:table-cell office:value-type="float" office:value="252.9312459" calcext:value-type="float">
            <text:p>252.9312459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Tracheal, bronchus, and lung cancer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258.6730484" calcext:value-type="float">
            <text:p>258.6730484</text:p>
          </table:table-cell>
          <table:table-cell office:value-type="float" office:value="1016476" calcext:value-type="float">
            <text:p>1016476</text:p>
          </table:table-cell>
          <table:table-cell office:value-type="float" office:value="162380" calcext:value-type="float">
            <text:p>162380</text:p>
          </table:table-cell>
          <table:table-cell office:value-type="float" office:value="0.159747634" calcext:value-type="float">
            <text:p>0.159747634</text:p>
          </table:table-cell>
          <table:table-cell office:value-type="float" office:value="41.32240741" calcext:value-type="float">
            <text:p>41.32240741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All cause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596665.3205" calcext:value-type="float">
            <text:p>596665.3205</text:p>
          </table:table-cell>
          <table:table-cell office:value-type="float" office:value="1016476" calcext:value-type="float">
            <text:p>1016476</text:p>
          </table:table-cell>
          <table:table-cell office:value-type="float" office:value="162380" calcext:value-type="float">
            <text:p>162380</text:p>
          </table:table-cell>
          <table:table-cell office:value-type="float" office:value="0.159747634" calcext:value-type="float">
            <text:p>0.159747634</text:p>
          </table:table-cell>
          <table:table-cell office:value-type="float" office:value="95315.87312" calcext:value-type="float">
            <text:p>95315.87312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129.9428645" calcext:value-type="float">
            <text:p>129.9428645</text:p>
          </table:table-cell>
          <table:table-cell office:value-type="float" office:value="1016476" calcext:value-type="float">
            <text:p>1016476</text:p>
          </table:table-cell>
          <table:table-cell office:value-type="float" office:value="162380" calcext:value-type="float">
            <text:p>162380</text:p>
          </table:table-cell>
          <table:table-cell office:value-type="float" office:value="0.159747634" calcext:value-type="float">
            <text:p>0.159747634</text:p>
          </table:table-cell>
          <table:table-cell office:value-type="float" office:value="20.75806513" calcext:value-type="float">
            <text:p>20.75806513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Cardiovascular disease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112417.7411" calcext:value-type="float">
            <text:p>112417.7411</text:p>
          </table:table-cell>
          <table:table-cell office:value-type="float" office:value="1016476" calcext:value-type="float">
            <text:p>1016476</text:p>
          </table:table-cell>
          <table:table-cell office:value-type="float" office:value="162380" calcext:value-type="float">
            <text:p>162380</text:p>
          </table:table-cell>
          <table:table-cell office:value-type="float" office:value="0.159747634" calcext:value-type="float">
            <text:p>0.159747634</text:p>
          </table:table-cell>
          <table:table-cell office:value-type="float" office:value="17958.46814" calcext:value-type="float">
            <text:p>17958.46814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Chronic respiratory disease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17036.16221" calcext:value-type="float">
            <text:p>17036.16221</text:p>
          </table:table-cell>
          <table:table-cell office:value-type="float" office:value="1016476" calcext:value-type="float">
            <text:p>1016476</text:p>
          </table:table-cell>
          <table:table-cell office:value-type="float" office:value="162380" calcext:value-type="float">
            <text:p>162380</text:p>
          </table:table-cell>
          <table:table-cell office:value-type="float" office:value="0.159747634" calcext:value-type="float">
            <text:p>0.159747634</text:p>
          </table:table-cell>
          <table:table-cell office:value-type="float" office:value="2721.486602" calcext:value-type="float">
            <text:p>2721.486602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Colon and rectum cancer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3908.659997" calcext:value-type="float">
            <text:p>3908.659997</text:p>
          </table:table-cell>
          <table:table-cell office:value-type="float" office:value="1016476" calcext:value-type="float">
            <text:p>1016476</text:p>
          </table:table-cell>
          <table:table-cell office:value-type="float" office:value="162380" calcext:value-type="float">
            <text:p>162380</text:p>
          </table:table-cell>
          <table:table-cell office:value-type="float" office:value="0.159747634" calcext:value-type="float">
            <text:p>0.159747634</text:p>
          </table:table-cell>
          <table:table-cell office:value-type="float" office:value="624.3991858" calcext:value-type="float">
            <text:p>624.3991858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29322.2447" calcext:value-type="float">
            <text:p>29322.2447</text:p>
          </table:table-cell>
          <table:table-cell office:value-type="float" office:value="1016476" calcext:value-type="float">
            <text:p>1016476</text:p>
          </table:table-cell>
          <table:table-cell office:value-type="float" office:value="162380" calcext:value-type="float">
            <text:p>162380</text:p>
          </table:table-cell>
          <table:table-cell office:value-type="float" office:value="0.159747634" calcext:value-type="float">
            <text:p>0.159747634</text:p>
          </table:table-cell>
          <table:table-cell office:value-type="float" office:value="4684.159209" calcext:value-type="float">
            <text:p>4684.159209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Ischemic heart disease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55888.57813" calcext:value-type="float">
            <text:p>55888.57813</text:p>
          </table:table-cell>
          <table:table-cell office:value-type="float" office:value="1016476" calcext:value-type="float">
            <text:p>1016476</text:p>
          </table:table-cell>
          <table:table-cell office:value-type="float" office:value="162380" calcext:value-type="float">
            <text:p>162380</text:p>
          </table:table-cell>
          <table:table-cell office:value-type="float" office:value="0.159747634" calcext:value-type="float">
            <text:p>0.159747634</text:p>
          </table:table-cell>
          <table:table-cell office:value-type="float" office:value="8928.068112" calcext:value-type="float">
            <text:p>8928.068112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Neoplasm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62292.21052" calcext:value-type="float">
            <text:p>62292.21052</text:p>
          </table:table-cell>
          <table:table-cell office:value-type="float" office:value="1016476" calcext:value-type="float">
            <text:p>1016476</text:p>
          </table:table-cell>
          <table:table-cell office:value-type="float" office:value="162380" calcext:value-type="float">
            <text:p>162380</text:p>
          </table:table-cell>
          <table:table-cell office:value-type="float" office:value="0.159747634" calcext:value-type="float">
            <text:p>0.159747634</text:p>
          </table:table-cell>
          <table:table-cell office:value-type="float" office:value="9951.033234" calcext:value-type="float">
            <text:p>9951.033234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Road injuries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13473.4182" calcext:value-type="float">
            <text:p>13473.4182</text:p>
          </table:table-cell>
          <table:table-cell office:value-type="float" office:value="1016476" calcext:value-type="float">
            <text:p>1016476</text:p>
          </table:table-cell>
          <table:table-cell office:value-type="float" office:value="162380" calcext:value-type="float">
            <text:p>162380</text:p>
          </table:table-cell>
          <table:table-cell office:value-type="float" office:value="0.159747634" calcext:value-type="float">
            <text:p>0.159747634</text:p>
          </table:table-cell>
          <table:table-cell office:value-type="float" office:value="2152.346677" calcext:value-type="float">
            <text:p>2152.346677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43715.95605" calcext:value-type="float">
            <text:p>43715.95605</text:p>
          </table:table-cell>
          <table:table-cell office:value-type="float" office:value="1016476" calcext:value-type="float">
            <text:p>1016476</text:p>
          </table:table-cell>
          <table:table-cell office:value-type="float" office:value="162380" calcext:value-type="float">
            <text:p>162380</text:p>
          </table:table-cell>
          <table:table-cell office:value-type="float" office:value="0.159747634" calcext:value-type="float">
            <text:p>0.159747634</text:p>
          </table:table-cell>
          <table:table-cell office:value-type="float" office:value="6983.520538" calcext:value-type="float">
            <text:p>6983.520538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YLLs (Years of Life Lost)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0-69</text:p>
          </table:table-cell>
          <table:table-cell office:value-type="string" calcext:value-type="string">
            <text:p>Tracheal, bronchus, and lung cancer</text:p>
          </table:table-cell>
          <table:table-cell office:value-type="string" calcext:value-type="string">
            <text:p>Number</text:p>
          </table:table-cell>
          <table:table-cell office:value-type="float" office:value="2010" calcext:value-type="float">
            <text:p>2010</text:p>
          </table:table-cell>
          <table:table-cell office:value-type="float" office:value="6931.135443" calcext:value-type="float">
            <text:p>6931.135443</text:p>
          </table:table-cell>
          <table:table-cell office:value-type="float" office:value="1016476" calcext:value-type="float">
            <text:p>1016476</text:p>
          </table:table-cell>
          <table:table-cell office:value-type="float" office:value="162380" calcext:value-type="float">
            <text:p>162380</text:p>
          </table:table-cell>
          <table:table-cell office:value-type="float" office:value="0.159747634" calcext:value-type="float">
            <text:p>0.159747634</text:p>
          </table:table-cell>
          <table:table-cell office:value-type="float" office:value="1107.232487" calcext:value-type="float">
            <text:p>1107.232487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14:07:19.470525006</dc:date>
    <meta:editing-duration>PT2M40S</meta:editing-duration>
    <meta:editing-cycles>2</meta:editing-cycles>
    <meta:generator>LibreOffice/6.0.6.2$Linux_X86_64 LibreOffice_project/00m0$Build-2</meta:generator>
    <meta:document-statistic meta:table-count="1" meta:cell-count="1246" meta:object-count="0"/>
  </office:meta>
</office:document-meta>
</file>